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AF000000A65C78997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1-title">
      <style:graphic-properties draw:fill-color="#ffffff" draw:auto-grow-height="true" fo:min-height="1.501cm"/>
    </style:style>
    <style:style style:name="pr2" style:family="presentation" style:parent-style-name="標準1-subtitle">
      <style:graphic-properties draw:fill-color="#ffffff" fo:min-height="16.001cm"/>
    </style:style>
    <style:style style:name="pr3" style:family="presentation" style:parent-style-name="標準1-notes">
      <style:graphic-properties draw:fill-color="#ffffff" fo:min-height="11.4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title">
      <style:graphic-properties draw:fill-color="#ffffff" fo:min-height="1.501cm"/>
    </style:style>
    <style:style style:name="pr6" style:family="presentation" style:parent-style-name="標準1-outline1">
      <style:graphic-properties draw:fill-color="#ffffff" fo:min-height="16.001cm"/>
    </style:style>
    <style:style style:name="pr7" style:family="presentation" style:parent-style-name="標準1-title">
      <style:graphic-properties draw:fill-color="#ffffff" fo:min-height="1.25cm"/>
    </style:style>
    <style:style style:name="pr8" style:family="presentation" style:parent-style-name="標準1-outline1">
      <style:graphic-properties draw:fill-color="#ffffff" fo:min-height="15.75cm"/>
    </style:style>
    <style:style style:name="pr9" style:family="presentation" style:parent-style-name="標準1-notes">
      <style:graphic-properties draw:fill-color="#ffffff" fo:min-height="11.1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text-indent="0cm"/>
      <style:text-properties fo:font-family="arial" style:font-family-generic="swiss"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.9cm" fo:margin-right="0cm" fo:text-indent="-0.9cm"/>
    </style:style>
    <style:style style:name="P7" style:family="paragraph">
      <style:paragraph-properties fo:margin-left="0.9cm" fo:margin-right="0cm" fo:text-indent="-0.9cm"/>
      <style:text-properties fo:font-size="26pt" style:font-size-asian="26pt" style:font-size-complex="2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2.07cm" fo:margin-right="0cm" fo:text-indent="-0.8cm"/>
    </style:style>
    <style:style style:name="P10" style:family="paragraph">
      <style:paragraph-properties fo:margin-left="3.14cm" fo:margin-right="0cm" fo:text-indent="-0.6cm"/>
    </style:style>
    <style:style style:name="P11" style:family="paragraph">
      <style:paragraph-properties fo:margin-left="3.14cm" fo:margin-right="0cm" text:enable-numbering="false" fo:text-indent="-0.6cm"/>
    </style:style>
    <style:style style:name="P12" style:family="paragraph">
      <style:paragraph-properties fo:margin-left="2.07cm" fo:margin-right="0cm" text:enable-numbering="false" fo:text-indent="-0.8cm"/>
    </style:style>
    <style:style style:name="P13" style:family="paragraph">
      <style:paragraph-properties fo:margin-left="0.9cm" fo:margin-right="0cm" text:enable-numbering="false" fo:text-indent="-0.9cm"/>
    </style:style>
    <style:style style:name="P14" style:family="paragraph">
      <style:paragraph-properties fo:margin-left="3.14cm" fo:margin-right="0cm" fo:text-align="justify" text:enable-numbering="false" fo:text-indent="-0.6cm"/>
    </style:style>
    <style:style style:name="P15" style:family="paragraph">
      <style:paragraph-properties fo:margin-left="5.68cm" fo:margin-right="0cm" fo:text-align="justify" text:enable-numbering="false" fo:text-indent="-0.6cm"/>
    </style:style>
    <style:style style:name="P16" style:family="paragraph">
      <style:paragraph-properties fo:margin-left="0.9cm" fo:margin-right="0cm" fo:text-align="justify" text:enable-numbering="true" fo:text-indent="-0.9cm"/>
    </style:style>
    <style:style style:name="P17" style:family="paragraph">
      <style:paragraph-properties fo:margin-left="2.07cm" fo:margin-right="0cm" fo:text-align="justify" text:enable-numbering="true" fo:text-indent="-0.8cm"/>
    </style:style>
    <style:style style:name="P18" style:family="paragraph">
      <style:paragraph-properties fo:margin-left="0.6cm" fo:margin-right="0cm" fo:text-indent="-0.6cm"/>
      <style:text-properties fo:font-size="21.2999992370605pt"/>
    </style:style>
    <style:style style:name="P19" style:family="paragraph">
      <style:paragraph-properties fo:margin-left="2.07cm" fo:margin-right="0cm" fo:line-height="100%" fo:text-indent="-0.8cm"/>
    </style:style>
    <style:style style:name="P20" style:family="paragraph">
      <style:paragraph-properties fo:margin-left="2.07cm" fo:margin-right="0cm" fo:line-height="100%" text:enable-numbering="false" fo:text-indent="-0.8cm"/>
    </style:style>
    <style:style style:name="P21" style:family="paragraph">
      <style:paragraph-properties fo:margin-left="0.9cm" fo:margin-right="0cm" fo:line-height="100%" fo:text-indent="-0.9cm"/>
    </style:style>
    <style:style style:name="P22" style:family="paragraph">
      <style:paragraph-properties fo:margin-left="0.9cm" fo:margin-right="0cm" text:enable-numbering="true" fo:text-indent="-0.9cm"/>
    </style:style>
    <style:style style:name="P23" style:family="paragraph">
      <style:paragraph-properties fo:margin-left="2.07cm" fo:margin-right="0cm" text:enable-numbering="true" fo:text-indent="-0.8cm"/>
    </style:style>
    <style:style style:name="T1" style:family="text">
      <style:text-properties fo:font-family="arial" style:font-family-generic="swiss" fo:font-size="32pt"/>
    </style:style>
    <style:style style:name="T2" style:family="text">
      <style:text-properties fo:color="#7e0021" fo:font-family="arial" style:font-family-generic="swiss" fo:font-size="10pt" fo:font-weight="normal" style:font-size-asian="10pt" style:font-size-complex="10pt"/>
    </style:style>
    <style:style style:name="T3" style:family="text">
      <style:text-properties fo:color="#ff0000" fo:font-size="26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Courier" style:font-family-generic="modern" style:font-pitch="variable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Courier" style:font-family-generic="modern" style:font-pitch="variable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Courier" style:font-family-generic="modern" style:font-pitch="variable"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標準1" presentation:presentation-page-layout-name="AL1T0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Plexil Workshop</text:p>
          </draw:text-box>
        </draw:frame>
        <draw:frame presentation:style-name="pr2" draw:text-style-name="P4" draw:layer="layout" svg:width="23cm" svg:height="16.039cm" svg:x="1cm" svg:y="3.98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ands-On Session One:</text:span></text:p>
            <text:p text:style-name="P1"><text:span text:style-name="T1">Simulating Plan Execution</text:span></text:p>
            <text:p text:style-name="P1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2">Copyright © 2008 USRA <text:s text:c="46"/></text:span></text:p>
            <text:p text:style-name="P3"><text:span text:style-name="T2">This presentation was developed in Open Office Impress. <text:s/>Template courtesy of Chih-Hao Tsai (technology.cstsai.org/impress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4" draw:text-style-name="P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6"><text:span text:style-name="T3">Run the provided examples</text:span></text:p>
              </text:list-item>
            </text:list>
            <text:list text:style-name="L2">
              <text:list-item>
                <text:p text:style-name="P6"><text:span text:style-name="T4">Write and run a simple plan with simulation scrip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5" draw:text-style-name="P1" draw:layer="layout" svg:width="24cm" svg:height="1.501cm" svg:x="0.5cm" svg:y="1cm" presentation:class="title">
          <draw:text-box>
            <text:p text:style-name="P1">Running the PLEXIL examples</text:p>
          </draw:text-box>
        </draw:frame>
        <draw:frame presentation:style-name="pr6" draw:text-style-name="P6" draw:layer="layout" svg:width="23cm" svg:height="16.001cm" svg:x="1cm" svg:y="4cm" presentation:class="outline">
          <draw:text-box>
            <text:list text:style-name="L2">
              <text:list-item>
                <text:p text:style-name="P6">Inspect the examples</text:p>
              </text:list-item>
            </text:list>
            <text:list text:style-name="L2">
              <text:list-item>
                <text:list>
                  <text:list-item>
                    <text:p text:style-name="P9">Go to <text:span text:style-name="T5">plexil/examp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ok at the plans and scripts in an editor (Emacs, et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DriveToTarget, SafeDrive, SimpleDriv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6">Same as above with</text:span><text:span text:style-name="T5"> -script </text:span><text:span text:style-name="T6">suffix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Compile the examples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exil &lt;plan-file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exilscript &lt;script-file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2">
              <text:list-item>
                <text:p text:style-name="P6">Run the examples</text:p>
              </text:list-item>
            </text:list>
            <text:list text:style-name="L2">
              <text:list-item>
                <text:list>
                  <text:list-item>
                    <text:p text:style-name="P9">Start LUV viewer: type <text:span text:style-name="T5">lu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run-ue &lt;plan-file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6">Script file found automatically for examp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4" draw:text-style-name="P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6"><text:span text:style-name="T4">Run the provided examples </text:span></text:p>
              </text:list-item>
            </text:list>
            <text:list text:style-name="L2">
              <text:list-item>
                <text:p text:style-name="P6"><text:span text:style-name="T3">Write and run a simple plan with simulation scrip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7" draw:text-style-name="P1" draw:layer="layout" svg:width="24cm" svg:height="1.25cm" svg:x="0.499cm" svg:y="1.124cm" presentation:class="title">
          <draw:text-box>
            <text:p text:style-name="P1">Simulation Scripts</text:p>
          </draw:text-box>
        </draw:frame>
        <draw:frame presentation:style-name="pr8" draw:text-style-name="P6" draw:layer="layout" svg:width="23cm" svg:height="15.75cm" svg:x="0.999cm" svg:y="3.999cm" presentation:class="outline" presentation:user-transformed="true">
          <draw:text-box>
            <text:list text:style-name="L2">
              <text:list-item>
                <text:p text:style-name="P6">A <text:span text:style-name="T7">simulation script</text:span> encodes <text:span text:style-name="T7">events</text:span> from the external world used in simulating plan execution.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initial-state 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2"/></text:span><text:span text:style-name="T8">state At ("Rock" : string) = false : bool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}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script 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2"/></text:span><text:span text:style-name="T8">state At ("Rock" : string) = true : bool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2"/></text:span><text:span text:style-name="T8">command-success drive (1.0 : real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2"/></text:span><text:span text:style-name="T8">command-success takeSample 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9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6"><text:span text:style-name="T4">What does this script do?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changes the </text:span><text:span text:style-name="T8">At</text:span><text:span text:style-name="T9"> state to true (i.e. the rover has reached the rock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acknowledges the </text:span><text:span text:style-name="T8">drive</text:span><text:span text:style-name="T9"> command with the </text:span><text:span text:style-name="T8">COMMAND_SUCCESS</text:span><text:span text:style-name="T9"> hand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acknowledges the </text:span><text:span text:style-name="T8">takeSample</text:span><text:span text:style-name="T9"> command with the </text:span><text:span text:style-name="T8">COMMAND_SUCCESS</text:span><text:span text:style-name="T9"> hand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6cm" svg:y="2.852cm" draw:page-number="5" presentation:class="page"/>
          <draw:frame presentation:style-name="pr9" draw:text-style-name="P18" draw:layer="layout" svg:width="14.517cm" svg:height="11.143cm" svg:x="3.248cm" svg:y="14.129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7" draw:text-style-name="P1" draw:layer="layout" svg:width="24cm" svg:height="1.25cm" svg:x="0.499cm" svg:y="1.124cm" presentation:class="title">
          <draw:text-box>
            <text:p text:style-name="P1">Simulation Scripts (continued)</text:p>
          </draw:text-box>
        </draw:frame>
        <draw:frame presentation:style-name="pr8" draw:text-style-name="P6" draw:layer="layout" svg:width="23cm" svg:height="15.75cm" svg:x="0.999cm" svg:y="3.999cm" presentation:class="outline" presentation:user-transformed="true">
          <draw:text-box>
            <text:list text:style-name="L2">
              <text:list-item>
                <text:p text:style-name="P6">Important point: when commands return values, the handle must occur <text:span text:style-name="T7">after</text:span> the value.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script 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2"/></text:span><text:span text:style-name="T8">command <text:s text:c="8"/>get-input () = "yes" : string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<text:s text:c="2"/></text:span><text:span text:style-name="T8">command-success get-input 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9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Note convenient form </text:span><text:span text:style-name="T10">command-success</text:span><text:span text:style-name="T4">, which is used frequently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6cm" svg:y="2.852cm" draw:page-number="6" presentation:class="page"/>
          <draw:frame presentation:style-name="pr9" draw:text-style-name="P18" draw:layer="layout" svg:width="14.517cm" svg:height="11.143cm" svg:x="3.248cm" svg:y="14.129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draw:frame presentation:style-name="pr5" draw:text-style-name="P1" draw:layer="layout" svg:width="24cm" svg:height="1.501cm" svg:x="0.5cm" svg:y="1cm" presentation:class="title">
          <draw:text-box>
            <text:p text:style-name="P1">Exercise One</text:p>
          </draw:text-box>
        </draw:frame>
        <draw:frame presentation:style-name="pr6" draw:text-style-name="P6" draw:layer="layout" svg:width="23cm" svg:height="16.001cm" svg:x="1cm" svg:y="4cm" presentation:class="outline">
          <draw:text-box>
            <text:list text:style-name="L2">
              <text:list-item>
                <text:p text:style-name="P6">In this exercise you will:</text:p>
              </text:list-item>
            </text:list>
            <text:list text:style-name="L2">
              <text:list-item>
                <text:list>
                  <text:list-item>
                    <text:p text:style-name="P9">Write a PLEXIL plan for the RoboSim ap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rite a simulation scrip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un the plan with simulation script, using LU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draw:frame presentation:style-name="pr5" draw:text-style-name="P1" draw:layer="layout" svg:width="24cm" svg:height="1.501cm" svg:x="0.5cm" svg:y="1cm" presentation:class="title">
          <draw:text-box>
            <text:p text:style-name="P1">Robot simulator application</text:p>
          </draw:text-box>
        </draw:frame>
        <draw:frame presentation:style-name="pr6" draw:text-style-name="P6" draw:layer="layout" svg:width="23cm" svg:height="16.001cm" svg:x="1cm" svg:y="4cm" presentation:class="outline">
          <draw:text-box>
            <text:list text:style-name="L2">
              <text:list-item>
                <text:p text:style-name="P6">The application is called RoboSim</text:p>
              </text:list-item>
            </text:list>
            <text:list text:style-name="L2">
              <text:list-item>
                <text:list>
                  <text:list-item>
                    <text:p text:style-name="P9">Move a robot in a two-dimensional space with obstacles, other moving robots, energy sources, and a goa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he RoboSim world will be represented by a simulation scrip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Actual RoboSim will be used in next exercise sess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  <text:list text:style-name="L2">
              <text:list-item>
                <text:p text:style-name="P21">Interface is entirely commands and function calls (no lookups)</text:p>
              </text:list-item>
            </text:list>
            <text:list text:style-name="L2">
              <text:list-item>
                <text:list>
                  <text:list-item>
                    <text:p text:style-name="P9">See the RoboSim hand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draw:frame presentation:style-name="pr5" draw:text-style-name="P1" draw:layer="layout" svg:width="24cm" svg:height="1.501cm" svg:x="0.5cm" svg:y="1cm" presentation:class="title">
          <draw:text-box>
            <text:p text:style-name="P1">Write a PLEXIL plan and script</text:p>
          </draw:text-box>
        </draw:frame>
        <draw:frame presentation:style-name="pr6" draw:text-style-name="P6" draw:layer="layout" svg:width="23cm" svg:height="16.001cm" svg:x="1cm" svg:y="4cm" presentation:class="outline">
          <draw:text-box>
            <text:list text:style-name="L2">
              <text:list-item>
                <text:p text:style-name="P6">The Plan</text:p>
              </text:list-item>
            </text:list>
            <text:list text:style-name="L2">
              <text:list-item>
                <text:list>
                  <text:list-item>
                    <text:p text:style-name="P9">Determine current robot posi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ve the robot 4 ste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ne step in each direction (up, down, right, lef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Any ord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Assume move is successfu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he plan succeeds if the robot ends up where it started, and fails otherwi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2">
              <text:list-item>
                <text:p text:style-name="P22">The Script</text:p>
              </text:list-item>
            </text:list>
            <text:list text:style-name="L2">
              <text:list-item>
                <text:list>
                  <text:list-item>
                    <text:p text:style-name="P23">Simulate responses to commands in the pl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First version: Every robot move succee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Second version: One or more moves f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draw:frame presentation:style-name="pr5" draw:text-style-name="P1" draw:layer="layout" svg:width="24cm" svg:height="1.501cm" svg:x="0.5cm" svg:y="1cm" presentation:class="title">
          <draw:text-box>
            <text:p text:style-name="P1">Run the Plan</text:p>
          </draw:text-box>
        </draw:frame>
        <draw:frame presentation:style-name="pr6" draw:text-style-name="P6" draw:layer="layout" svg:width="23cm" svg:height="16.001cm" svg:x="1cm" svg:y="4cm" presentation:class="outline">
          <draw:text-box>
            <text:list text:style-name="L2">
              <text:list-item>
                <text:p text:style-name="P6">Start LUV <text:s/>(Lightweight UE Execution Viewer)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uv</text:span></text:p>
                  </text:list-item>
                </text:list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6">Run the plan/script from the command line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run-ue -v -b &lt;plan&gt; &lt;scrip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2">
              <text:list-item>
                <text:p text:style-name="P6">Inspect node states, etc. in LUV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7" xlink:href="Pictures/10000000000000AF000000A65C789976.png" xlink:type="simple" xlink:show="embed" xlink:actuate="onLoad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29" draw:display-name="Transparency 29" draw:style="ellipsoid" draw:cx="50%" draw:cy="50%" draw:start="85%" draw:end="5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ee-2-title" style:family="presentation">
      <style:graphic-properties draw:stroke="none" draw:fill="none" draw:textarea-vertical-align="middle">
        <text:list-style style:name="klee-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klee-2-subtitle" style:family="presentation">
      <style:graphic-properties draw:stroke="none" draw:fill="none" draw:textarea-vertical-align="middle">
        <text:list-style style:name="klee-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background" style:family="presentation">
      <style:graphic-properties draw:stroke="none" draw:fill="bitmap" draw:fill-color="#355e00" draw:fill-gradient-name="Gradient_20_7" draw:fill-image-name="klee07" draw:fill-image-width="7cm" draw:fill-image-height="7cm"/>
    </style:style>
    <style:style style:name="klee-2-backgroundobjects" style:family="presentation">
      <style:graphic-properties draw:shadow="hidden" draw:shadow-offset-x="0.3cm" draw:shadow-offset-y="0.3cm" draw:shadow-color="#808080"/>
    </style:style>
    <style:style style:name="klee-2-notes" style:family="presentation">
      <style:graphic-properties draw:stroke="none" draw:fill="none">
        <text:list-style style:name="klee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2-outline1" style:family="presentation">
      <style:graphic-properties draw:stroke="none" draw:fill="none">
        <text:list-style style:name="kle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outline2" style:family="presentation" style:parent-style-name="klee-2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2-outline3" style:family="presentation" style:parent-style-name="klee-2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2-outline4" style:family="presentation" style:parent-style-name="klee-2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2-outline5" style:family="presentation" style:parent-style-name="klee-2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2-outline6" style:family="presentation" style:parent-style-name="klee-2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2-outline7" style:family="presentation" style:parent-style-name="klee-2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2-outline8" style:family="presentation" style:parent-style-name="klee-2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2-outline9" style:family="presentation" style:parent-style-name="klee-2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7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klee07" draw:fill-image-width="7cm" draw:fill-image-height="7cm"/>
    </style:style>
    <style:style style:name="dp2" style:family="drawing-page">
      <style:drawing-page-properties draw:background-size="border" draw:fill="bitmap" draw:fill-color="#355e00" draw:fill-gradient-name="Gradient_20_8" draw:fill-image-name="klee07" draw:fill-image-width="3.5cm" draw:fill-image-height="3.5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gr6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gr7" style:family="graphic" style:parent-style-name="standard">
      <style:graphic-properties svg:stroke-width="0.25cm" svg:stroke-color="#00ae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klee-2-backgroundobjects">
      <style:graphic-properties draw:stroke="none" draw:fill-color="#e6e6ff" draw:opacity="100%" draw:opacity-name="Transparency_20_29" draw:textarea-horizontal-align="center" draw:textarea-vertical-align="middle" draw:shadow-opacity="100%"/>
    </style:style>
    <style:style style:name="pr2" style:family="presentation" style:parent-style-name="klee-2-outline1">
      <style:graphic-properties draw:fill-color="#ffffff" draw:auto-grow-height="false" fo:min-height="13.23cm"/>
    </style:style>
    <style:style style:name="pr3" style:family="presentation" style:parent-style-name="klee-2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pr4" style:family="presentation" style:parent-style-name="klee-2-title">
      <style:graphic-properties draw:fill-color="#ffffff" draw:auto-grow-height="false" fo:min-height="3.507cm"/>
    </style:style>
    <style:style style:name="pr5" style:family="presentation" style:parent-style-name="klee-2-backgroundobjects">
      <style:graphic-properties draw:stroke="none" draw:fill-color="#5c8526" draw:opacity-name="Transparency_20_26" draw:textarea-horizontal-align="center" draw:textarea-vertical-align="middle"/>
    </style:style>
    <style:style style:name="pr6" style:family="presentation" style:parent-style-name="標準1-backgroundobjects">
      <style:graphic-properties draw:stroke="none" draw:fill-color="#e6e6ff" draw:opacity="60%" draw:textarea-horizontal-align="center" draw:textarea-vertical-align="middle" draw:shadow-opacity="60%"/>
    </style:style>
    <style:style style:name="pr7" style:family="presentation" style:parent-style-name="標準1-title">
      <style:graphic-properties draw:fill-color="#ffffff" draw:auto-grow-height="false" fo:min-height="3.507cm"/>
    </style:style>
    <style:style style:name="pr8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ffff66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2" style:page-layout-name="PM1" draw:style-name="dp1">
      <draw:rect presentation:style-name="pr1" draw:text-style-name="P1" draw:layer="backgroundobjects" svg:width="28cm" svg:height="21cm" svg:x="0cm" svg:y="0cm">
        <text:p text:style-name="P11"/>
      </draw:rect>
      <draw:frame presentation:style-name="pr2" draw:text-style-name="P2" draw:layer="backgroundobjects" svg:width="6cm" svg:height="9cm" svg:x="0cm" svg:y="15cm" presentation:class="outline">
        <draw:text-box>
          <text:list text:style-name="L1">
            <text:list-item>
              <text:p text:style-name="P2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3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3" draw:text-style-name="P1" draw:layer="backgroundobjects" svg:width="28cm" svg:height="10.5cm" svg:x="0cm" svg:y="5.25cm">
        <text:p text:style-name="P11"/>
      </draw:rect>
      <draw:frame presentation:style-name="pr4" draw:text-style-name="P11" draw:layer="backgroundobjects" svg:width="13.467cm" svg:height="2.26cm" svg:x="12cm" svg:y="7.5cm" presentation:class="title">
        <draw:text-box>
          <text:p text:style-name="P11">請按一下鼠標，編輯標題文的格式。</text:p>
        </draw:text-box>
      </draw:frame>
      <draw:rect presentation:style-name="pr5" draw:text-style-name="P1" draw:layer="backgroundobjects" svg:width="28cm" svg:height="1.25cm" svg:x="0cm" svg:y="15.75cm">
        <text:p text:style-name="P11"/>
      </draw:rect>
      <draw:frame draw:style-name="gr1" draw:text-style-name="P13" draw:layer="backgroundobjects" svg:width="3.5cm" svg:height="1cm" svg:x="22.2cm" svg:y="13.73cm">
        <draw:text-box>
          <text:p text:style-name="P12"><text:span text:style-name="T1">2005-12-31</text:span></text:p>
        </draw:text-box>
      </draw:frame>
      <draw:frame draw:style-name="gr2" draw:text-style-name="P15" draw:layer="backgroundobjects" svg:width="8.4cm" svg:height="2.635cm" svg:x="17cm" svg:y="10.5cm">
        <draw:text-box>
          <text:p text:style-name="P14"><text:span text:style-name="T2">Course Name</text:span></text:p>
          <text:p text:style-name="P14"><text:span text:style-name="T3">More Description About the Course</text:span></text:p>
        </draw:text-box>
      </draw:frame>
      <draw:frame draw:style-name="gr3" draw:text-style-name="P18" draw:layer="backgroundobjects" svg:width="7.5cm" svg:height="2.979cm" svg:x="2cm" svg:y="5.66cm">
        <draw:text-box>
          <text:p text:style-name="P16"><text:span text:style-name="T4">Your Name</text:span></text:p>
          <text:p text:style-name="P16"><text:span text:style-name="T5">Your Title</text:span></text:p>
          <text:p text:style-name="P17"><text:span text:style-name="T5">1</text:span><text:span text:style-name="T6">st</text:span><text:span text:style-name="T5"> Line of Your Organization</text:span></text:p>
          <text:p text:style-name="P16"><text:span text:style-name="T5">2</text:span><text:span text:style-name="T6">nd</text:span><text:span text:style-name="T5"> Line of Your Organization</text:span></text:p>
        </draw:text-box>
      </draw:frame>
      <presentation:notes style:page-layout-name="PM2">
        <draw:page-thumbnail presentation:style-name="klee-2-title" draw:layer="backgroundobjects" svg:width="13.705cm" svg:height="10.279cm" svg:x="3.647cm" svg:y="2.853cm" presentation:class="page"/>
        <draw:frame presentation:style-name="klee-2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6" draw:text-style-name="P1" draw:layer="backgroundobjects" svg:width="28cm" svg:height="21cm" svg:x="0cm" svg:y="0cm">
        <text:p text:style-name="P11"/>
      </draw:rect>
      <draw:rect draw:style-name="gr4" draw:text-style-name="P1" draw:layer="backgroundobjects" svg:width="25cm" svg:height="2.5cm" svg:x="0cm" svg:y="0.5cm">
        <text:p text:style-name="P11"/>
      </draw:rect>
      <draw:frame presentation:style-name="pr7" draw:text-style-name="P11" draw:layer="backgroundobjects" svg:width="24cm" svg:height="1.5cm" svg:x="0.5cm" svg:y="1cm" presentation:class="title">
        <draw:text-box>
          <text:p text:style-name="P11">請按一下鼠標，編輯標題文的格式。</text:p>
        </draw:text-box>
      </draw:frame>
      <draw:rect draw:style-name="gr5" draw:text-style-name="P1" draw:layer="backgroundobjects" svg:width="25cm" svg:height="17.29cm" svg:x="0cm" svg:y="3.21cm">
        <text:p text:style-name="P11"/>
      </draw:rect>
      <draw:frame presentation:style-name="pr8" draw:text-style-name="P2" draw:layer="backgroundobjects" svg:width="23cm" svg:height="16cm" svg:x="1cm" svg:y="4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6" draw:text-style-name="P24" draw:layer="backgroundobjects" svg:width="1.5cm" svg:height="1.5cm" svg:x="26cm" svg:y="19cm">
        <text:p text:style-name="P23"><text:span text:style-name="T7"><text:page-number>&lt;number&gt;</text:page-number></text:span></text:p>
      </draw:circle>
      <draw:line draw:style-name="gr7" draw:text-style-name="P1" draw:layer="backgroundobjects" svg:x1="0cm" svg:y1="3.103cm" svg:x2="25cm" svg:y2="3.103cm">
        <text:p text:style-name="P11"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6-05T12:18:11</meta:creation-date>
    <dc:creator>Mike Dalal</dc:creator>
    <dc:date>2008-08-08T14:13:33</dc:date>
    <dc:language>en-US</dc:language>
    <meta:editing-cycles>123</meta:editing-cycles>
    <meta:editing-duration>P18DT16H36M45S</meta:editing-duration>
    <meta:template xlink:type="simple" xlink:actuate="onRequest" xlink:href="../../../../.openoffice.org2/user/template/klee2.otp" xlink:title="klee2" meta:date="2008-06-05T12:18:10"/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